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5d1d" officeooo:paragraph-rsid="001f5d1d"/>
    </style:style>
    <style:style style:name="P2" style:family="paragraph" style:parent-style-name="Standard">
      <style:text-properties officeooo:rsid="001f5d1d" officeooo:paragraph-rsid="001f5d1d"/>
    </style:style>
    <style:style style:name="P3" style:family="paragraph" style:parent-style-name="Standard">
      <style:text-properties officeooo:rsid="001f5d1d" officeooo:paragraph-rsid="00236ce4"/>
    </style:style>
    <style:style style:name="P4" style:family="paragraph" style:parent-style-name="Standard">
      <style:text-properties officeooo:rsid="00203a40" officeooo:paragraph-rsid="00203a40"/>
    </style:style>
    <style:style style:name="P5" style:family="paragraph" style:parent-style-name="Standard">
      <style:text-properties officeooo:rsid="00203a40" officeooo:paragraph-rsid="0022008c"/>
    </style:style>
    <style:style style:name="P6" style:family="paragraph" style:parent-style-name="Standard">
      <style:text-properties officeooo:rsid="00236ce4" officeooo:paragraph-rsid="00236ce4"/>
    </style:style>
    <style:style style:name="P7" style:family="paragraph" style:parent-style-name="Standard">
      <style:text-properties officeooo:rsid="0024fb83" officeooo:paragraph-rsid="0024fb83"/>
    </style:style>
    <style:style style:name="P8" style:family="paragraph" style:parent-style-name="Standard">
      <style:text-properties officeooo:rsid="0024fb83" officeooo:paragraph-rsid="0029ae74"/>
    </style:style>
    <style:style style:name="P9" style:family="paragraph" style:parent-style-name="Standard">
      <style:text-properties officeooo:rsid="0024fb83" officeooo:paragraph-rsid="002afe72"/>
    </style:style>
    <style:style style:name="P10" style:family="paragraph" style:parent-style-name="Standard">
      <style:text-properties officeooo:rsid="00251ec0" officeooo:paragraph-rsid="00251ec0"/>
    </style:style>
    <style:style style:name="P11" style:family="paragraph" style:parent-style-name="Standard">
      <style:text-properties officeooo:rsid="0025f344" officeooo:paragraph-rsid="0025f344"/>
    </style:style>
    <style:style style:name="P12" style:family="paragraph" style:parent-style-name="Standard">
      <style:text-properties officeooo:rsid="002733ee" officeooo:paragraph-rsid="002733ee"/>
    </style:style>
    <style:style style:name="P13" style:family="paragraph" style:parent-style-name="Standard">
      <style:text-properties officeooo:rsid="0029ae74" officeooo:paragraph-rsid="0029ae74"/>
    </style:style>
    <style:style style:name="P14" style:family="paragraph" style:parent-style-name="Standard">
      <style:text-properties officeooo:rsid="002afe72" officeooo:paragraph-rsid="002afe72"/>
    </style:style>
    <style:style style:name="T1" style:family="text">
      <style:text-properties officeooo:rsid="0022008c"/>
    </style:style>
    <style:style style:name="T2" style:family="text">
      <style:text-properties officeooo:rsid="00291f86"/>
    </style:style>
    <style:style style:name="T3" style:family="text">
      <style:text-properties officeooo:rsid="0029ae74"/>
    </style:style>
    <style:style style:name="T4" style:family="text">
      <style:text-properties officeooo:rsid="002afe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 page – index.html</text:p>
      <text:p text:style-name="P4">there is a home page on which following links are given:</text:p>
      <text:p text:style-name="P14">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P14"/>
      <text:p text:style-name="P1">sign up page</text:p>
      <text:p text:style-name="P1">sign in page</text:p>
      <text:p text:style-name="P14">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P14"/>
      <text:p text:style-name="P4">signup page:</text:p>
      <text:p text:style-name="P4"/>
      <text:p text:style-name="P4">On signup page following form is given:</text:p>
      <text:p text:style-name="P4"/>
      <text:p text:style-name="P4">email address;</text:p>
      <text:p text:style-name="P4">password</text:p>
      <text:p text:style-name="P4"/>
      <text:p text:style-name="P4">after that a join button</text:p>
      <text:p text:style-name="P4"/>
      <text:p text:style-name="P5">after that</text:p>
      <text:p text:style-name="P5"/>
      <text:p text:style-name="P5"><text:span text:style-name="T1">first name form</text:span></text:p>
      <text:p text:style-name="P5"><text:span text:style-name="T1">last name form</text:span></text:p>
      <text:p text:style-name="P5"><text:span text:style-name="T1">then continue button</text:span></text:p>
      <text:p text:style-name="P5"><text:s/></text:p>
      <text:p text:style-name="P5"><text:span text:style-name="T1">country form</text:span></text:p>
      <text:p text:style-name="P5"><text:span text:style-name="T1">city form</text:span></text:p>
      <text:p text:style-name="P5"/>
      <text:p text:style-name="P5"><text:span text:style-name="T1">most recent job title</text:span></text:p>
      <text:p text:style-name="P5"><text:span text:style-name="T1">most recent company----industry</text:span></text:p>
      <text:p text:style-name="P5"/>
      <text:p text:style-name="P5"><text:span text:style-name="T1">i’m a student</text:span></text:p>
      <text:p text:style-name="P5"/>
      <text:p text:style-name="P5"><text:span text:style-name="T1">im a student&gt;&gt; school or university</text:span></text:p>
      <text:p text:style-name="P5"><text:tab/><text:tab/><text:span text:style-name="T1">degree</text:span></text:p>
      <text:p text:style-name="P5"><text:tab/><text:tab/><text:span text:style-name="T1">specialization</text:span></text:p>
      <text:p text:style-name="P5"><text:tab/><text:tab/><text:span text:style-name="T1">start year----end year</text:span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sign in page&gt;&gt;&gt;&gt;&gt;</text:p>
      <text:p text:style-name="P6"/>
      <text:p text:style-name="P6">email address </text:p>
      <text:p text:style-name="P6">password</text:p>
      <text:p text:style-name="P6">forgot password?</text:p>
      <text:p text:style-name="P6">New to rozee junction, join now/signup</text:p>
      <text:p text:style-name="P6"/>
      <text:p text:style-name="P6">signi<text:span text:style-name="T4">n&gt;&gt;&gt;&gt;&gt;&gt;&gt;</text:span></text:p>
      <text:p text:style-name="P6"/>
      <text:p text:style-name="P3">post job page</text:p>
      <text:p text:style-name="P3">job search page</text:p>
      <text:p text:style-name="P3"/>
      <text:p text:style-name="P14">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P7">post job page&gt;&gt;&gt;</text:p>
      <text:p text:style-name="P10">first name</text:p>
      <text:p text:style-name="P10">last name </text:p>
      <text:p text:style-name="P10">email</text:p>
      <text:p text:style-name="P10">password</text:p>
      <text:p text:style-name="P10">join now button or sign in</text:p>
      <text:p text:style-name="P11">company form</text:p>
      <text:p text:style-name="P11">job title form</text:p>
      <text:p text:style-name="P11">job address or city form</text:p>
      <text:p text:style-name="P11">start job post button</text:p>
      <text:p text:style-name="P11">start job post&gt;&gt;</text:p>
      <text:p text:style-name="P11">step 1: what job do you want to post?</text:p>
      <text:p text:style-name="P11">Company form </text:p>
      <text:p text:style-name="P12">job title form</text:p>
      <text:p text:style-name="P12">location form</text:p>
      <text:p text:style-name="P12">job function form</text:p>
      <text:p text:style-name="P12">employment type form</text:p>
      <text:p text:style-name="P12">company industry form</text:p>
      <text:p text:style-name="P12">seniority level</text:p>
      <text:p text:style-name="P12">job description text box</text:p>
      <text:p text:style-name="P12">Add skills</text:p>
      <text:p text:style-name="P12">how to receive your applicants</text:p>
      <text:p text:style-name="P12">&gt;&gt; Recommended:let candidate apply with their linkedin profile and notify by my email</text:p>
      <text:p text:style-name="P12">&gt;&gt;direct application to an external site to apply</text:p>
      <text:p text:style-name="P12">step 2<text:span text:style-name="T2">&gt;&gt;add screening question</text:span></text:p>
      <text:p text:style-name="P13">certification</text:p>
      <text:p text:style-name="P13">work authorization</text:p>
      <text:p text:style-name="P13">work experience</text:p>
      <text:p text:style-name="P13">education</text:p>
      <text:p text:style-name="P13">location</text:p>
      <text:p text:style-name="P13">language</text:p>
      <text:p text:style-name="P13">step3&gt;&gt; set your budget,pay when candidate view your job</text:p>
      <text:p text:style-name="P13">step 4&gt;&gt;payment</text:p>
      <text:p text:style-name="P8"/>
      <text:p text:style-name="P8"/>
      <text:p text:style-name="P8"/>
      <text:p text:style-name="P14"><text:soft-page-break/>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P8">job search page&gt;&gt;<text:tab/><text:span text:style-name="T3">search form</text:span></text:p>
      <text:p text:style-name="P9"><text:span text:style-name="T3"><text:tab/><text:tab/><text:tab/>city form </text:span></text:p>
      <text:p text:style-name="P14">upload cv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21:12:13.835786049</meta:creation-date>
    <dc:date>2020-06-14T17:28:16.921850409</dc:date>
    <meta:editing-duration>PT42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223" meta:character-count="1584" meta:non-whitespace-character-count="1416"/>
  </office:meta>
</office:document-meta>
</file>